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6/settings.xml"/>
  <manifest:file-entry manifest:media-type="text/xml" manifest:full-path="Object 6/content.xml"/>
  <manifest:file-entry manifest:media-type="application/vnd.oasis.opendocument.formula"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3.2722in" style:rel-column-width="30960*"/>
    </style:style>
    <style:style style:name="Table2.B" style:family="table-column">
      <style:table-column-properties style:column-width="3.6549in" style:rel-column-width="345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3.4403in" table:align="center"/>
    </style:style>
    <style:style style:name="Table1.A" style:family="table-column">
      <style:table-column-properties style:column-width="1.6917in"/>
    </style:style>
    <style:style style:name="Table1.B" style:family="table-column">
      <style:table-column-properties style:column-width="1.7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style:font-name="Times New Roman" fo:font-style="normal" style:font-style-asian="normal" style:font-style-complex="normal"/>
    </style:style>
    <style:style style:name="P7" style:family="paragraph" style:parent-style-name="Standard">
      <style:text-properties style:font-name="Times New Roman" fo:font-style="normal" fo:font-weight="bold" style:font-style-asian="normal" style:font-weight-asian="bold" style:font-style-complex="normal" style:font-weight-complex="bold"/>
    </style:style>
    <style:style style:name="P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keep-with-next="always"/>
      <style:text-properties fo:font-style="normal" style:font-style-asian="normal" style:font-style-complex="normal"/>
    </style:style>
    <style:style style:name="P11" style:family="paragraph" style:parent-style-name="Standard">
      <style:paragraph-properties fo:keep-with-next="always"/>
      <style:text-properties style:font-name="Times New Roman" fo:font-style="normal" fo:font-weight="normal" style:font-style-asian="normal" style:font-weight-asian="normal" style:font-style-complex="normal" style:font-weight-complex="normal"/>
    </style:style>
    <style:style style:name="P12" style:family="paragraph" style:parent-style-name="Standard" style:master-page-name="">
      <style:paragraph-properties style:page-number="auto" fo:keep-with-next="always"/>
      <style:text-properties fo:font-style="normal" style:font-style-asian="normal" style:font-style-complex="normal"/>
    </style:style>
    <style:style style:name="P13" style:family="paragraph" style:parent-style-name="Standard" style:master-page-name="">
      <style:paragraph-properties style:page-number="auto" fo:keep-with-next="always"/>
      <style:text-properties fo:font-style="normal" fo:font-weight="bold" style:font-style-asian="normal" style:font-weight-asian="bold" style:font-style-complex="normal" style:font-weight-complex="bold"/>
    </style:style>
    <style:style style:name="P14" style:family="paragraph" style:parent-style-name="Standard" style:master-page-name="">
      <style:paragraph-properties style:page-number="auto" fo:keep-with-next="always"/>
      <style:text-properties style:font-name="Times New Roman" fo:font-style="normal" fo:font-weight="bold" style:font-style-asian="normal" style:font-weight-asian="bold" style:font-style-complex="normal" style:font-weight-complex="bold"/>
    </style:style>
    <style:style style:name="P15" style:family="paragraph" style:parent-style-name="Standard" style:master-page-name="">
      <style:paragraph-properties style:page-number="auto" fo:keep-with-next="always"/>
      <style:text-properties style:font-name="Times New Roman" fo:font-style="normal" fo:font-weight="normal" style:font-style-asian="normal" style:font-weight-asian="normal" style:font-style-complex="normal"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Standard" style:list-style-name="L1">
      <style:text-properties fo:font-weight="normal" style:font-weight-asian="normal" style:font-weight-complex="normal"/>
    </style:style>
    <style:style style:name="P18" style:family="paragraph" style:parent-style-name="Standard" style:list-style-name="L6">
      <style:text-properties fo:font-weight="normal" style:font-weight-asian="normal" style:font-weight-complex="normal"/>
    </style:style>
    <style:style style:name="P19" style:family="paragraph" style:parent-style-name="Standard" style:list-style-name="L1">
      <style:text-properties fo:font-style="normal" fo:font-weight="normal" style:font-style-asian="normal" style:font-weight-asian="normal" style:font-style-complex="normal" style:font-weight-complex="normal"/>
    </style:style>
    <style:style style:name="P20" style:family="paragraph" style:parent-style-name="Standard" style:list-style-name="L2">
      <style:text-properties fo:font-style="normal" style:font-style-asian="normal" style:font-style-complex="normal"/>
    </style:style>
    <style:style style:name="P21" style:family="paragraph" style:parent-style-name="Standard" style:list-style-name="L3">
      <style:text-properties fo:font-style="normal" style:font-style-asian="normal" style:font-style-complex="normal"/>
    </style:style>
    <style:style style:name="P22" style:family="paragraph" style:parent-style-name="Standard" style:list-style-name="L4">
      <style:text-properties fo:font-style="normal" style:font-style-asian="normal" style:font-style-complex="normal"/>
    </style:style>
    <style:style style:name="P2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4" style:family="paragraph" style:parent-style-name="Standard" style:list-style-name="L5">
      <style:text-properties style:font-name="Times New Roman" fo:font-style="normal" fo:font-weight="normal" style:font-style-asian="normal" style:font-weight-asian="normal" style:font-style-complex="normal" style:font-weight-complex="normal"/>
    </style:style>
    <style:style style:name="P25" style:family="paragraph" style:parent-style-name="Standard" style:list-style-name="L5">
      <style:paragraph-properties fo:keep-with-next="always"/>
      <style:text-properties style:font-name="Times New Roman"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position="0% 100%"/>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parallel" style:number-wrapped-paragraphs="1"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Math: Notes on Lessons 9-12 (plus notes on Lessons 1-8)</text:p>
      <text:p text:style-name="P1">David A. Wheeler, 2012-03-29</text:p>
      <text:p text:style-name="Standard"/>
      <text:p text:style-name="P2">Overall discussion of class.</text:p>
      <text:list xml:id="list35594472" text:style-name="L1">
        <text:list-item>
          <text:p text:style-name="P17">Can't teach everything (no time) – more like a tutor for most difficult/most critical concepts.</text:p>
        </text:list-item>
        <text:list-item>
          <text:p text:style-name="P17">Schedule: Each week has 4 lessons (I suggest that you do them Monday..Thursday), plus a test of the previous week’s lessons (I suggest doing the test on Friday). <text:s/>You'll have a chance to ask questions during class <text:span text:style-name="T1">before </text:span><text:span text:style-name="T2">you take a test on a lesson. <text:s/>Classes will cover “this Tuesday through the following Monday material”, so the class will always cover material you are </text:span><text:span text:style-name="T1">about</text:span><text:span text:style-name="T2"> to do.</text:span></text:p>
        </text:list-item>
        <text:list-item>
          <text:p text:style-name="P19">Will need to work...! <text:s/>Plan on spending about 1 hour/day (Monday-Friday), + class.</text:p>
        </text:list-item>
        <text:list-item>
          <text:p text:style-name="P19">May need to adjust as we go; please let me know of issues early, so we can adjust before they become real problems. <text:s/>In particular, I'm presuming a level of knowledge/starting point that may be wrong; if so, please help me understand where you <text:span text:style-name="T1">really</text:span> are.</text:p>
        </text:list-item>
      </text:list>
      <text:p text:style-name="P3"/>
      <text:p text:style-name="P3">Do problems to ensure that you understand the material (and practice getting better at it), and also to find where you make mistakes. <text:s/>The point is to confirm that you <text:span text:style-name="T1">understand </text:span>the material, including being <text:span text:style-name="T1">able to correctly apply it..., </text:span>and to change things so that you won’t make similar mistakes in the future. <text:s/>The point is not to do rote work! <text:s/>A few notes:</text:p>
      <text:list xml:id="list35654125" text:continue-numbering="true" text:style-name="L1">
        <text:list-item>
          <text:p text:style-name="P19">You can just do just the odd-numbered or even-numbered problems, if you like. <text:s/>But do practice problems; it would be unwise to not do them. <text:s/>True, I won’t be grading them. <text:s/>But it’s very easy to read the lesson and think you understand the material. <text:s/>Doing the practice problems will help you really understand and remember the material.</text:p>
        </text:list-item>
        <text:list-item>
          <text:p text:style-name="P19"><text:span text:style-name="T1">Do not do all the problems and then check your work. <text:s/></text:span>Instead, do one problem, then check your answer (to make sure it’s right), and then move on. <text:s text:c="2"/>If you do them all at once, you’ll practice doing it wrong (and then you’ll have to spend all time unlearning the wrong way).</text:p>
        </text:list-item>
        <text:list-item>
          <text:p text:style-name="P19">If you find a mistake,<text:span text:style-name="T1"> </text:span>work hard to figure out specifically what the mistake is, and then work hard to figure out what how you can <text:span text:style-name="T1">prevent</text:span> making that mistake ever again. Do <text:span text:style-name="T1">not</text:span> be satisfied with knowing why you made a mistake; press yourself to find a way to prevent or mitigate it again if you can. <text:s/>Be clever! <text:s/>Know yourself! <text:s/>Everyone makes mistakes; concentrate on <text:span text:style-name="T1">learning</text:span> from your mistakes. <text:s/>If you concentrate on learning and trying to change on each mistake, you will quickly become good at it (this is obviously not just true for math!).</text:p>
          <text:list>
            <text:list-item>
              <text:p text:style-name="P19">It may be that you misunderstood something; in that case, make sure you understand it correctly instead.</text:p>
            </text:list-item>
            <text:list-item>
              <text:p text:style-name="P19">If you made a calculation error, try to figure out why, and then figure out how to <text:span text:style-name="T1">change</text:span> what you do so that won’t happen again. <text:s/>Maybe you need to add parentheses in certain cases; learn where those are.</text:p>
            </text:list-item>
            <text:list-item>
              <text:p text:style-name="P19">If you remembered the wrong equation, find a mnenomic that will help you remember it better next time.</text:p>
            </text:list-item>
            <text:list-item>
              <text:p text:style-name="P19">If you can’t read your writing, change how you write. <text:s/>For example, I once confused my “t” with the digit “1”, so I changed how I wrote “t” to make them distinct. <text:s/></text:p>
            </text:list-item>
          </text:list>
        </text:list-item>
      </text:list>
      <text:p text:style-name="P9"/>
      <text:p text:style-name="P9">A few more notes:</text:p>
      <text:list xml:id="list35612342" text:style-name="L6">
        <text:list-item>
          <text:p text:style-name="P18">Show your work!! Copy the problem exactly, then work through each step. <text:s/>Your paper is not a scrap paper for work; it is an essay, justifying how you got from the problem to the answer. Every answer should prove to its reader why answer is what it is. <text:s/>That makes it easier to figure out what went wrong if it went wrong. <text:s/>Use smaller steps.</text:p>
        </text:list-item>
        <text:list-item>
          <text:p text:style-name="P18">Make sure I can read it. <text:s/>Write big, use lots of paper. <text:s/>I suggest 1-2 problems per page.</text:p>
        </text:list-item>
      </text:list>
      <text:p text:style-name="P2"><text:soft-page-break/></text:p>
      <text:p text:style-name="P2">Motivation – Why Math? <text:s/>(Separate discussion &amp; handout)</text:p>
      <text:p text:style-name="P2"/>
      <text:p text:style-name="P9">Here we will go over lessons 9-12 first. <text:s/>After that are a few notes on lessons 1-8.</text:p>
      <text:p text:style-name="P2"/>
      <text:p text:style-name="P2">Lesson 9: </text:p>
      <text:p text:style-name="Standard">Congruent: Easy; just means it can be turned/moved to exactly overlap. IE: same shape and size.</text:p>
      <text:p text:style-name="Standard"/>
      <text:p text:style-name="Standard">Know the basic triangle congruency postulates: SSS, SAS, AAAS (ASA), HL. <text:span text:style-name="T1">Key building blocks;</text:span><text:span text:style-name="T2">in geometry we often reduce constructs to triangles, and then prove that the triangles are congruent.</text:span></text:p>
      <text:p text:style-name="Standard"/>
      <text:p text:style-name="Standard">Proof outlines: Proofs are <text:span text:style-name="T1">creative</text:span><text:span text:style-name="T2">; it's hard to teach how to create new proofs! Hints for getting started:</text:span></text:p>
      <text:list xml:id="list35595289" text:style-name="L2">
        <text:list-item>
          <text:p text:style-name="P20">Draw/write out “what you know” (e.g., picture, draw the tick marks on lengths and angles)</text:p>
        </text:list-item>
        <text:list-item>
          <text:p text:style-name="P20">State or at least note “obvious” inferences from that (using, e.g., SSS, SAS, AAAS, HL, proportionality, angles you can calculate by having 2 triangle angles / supplementary angles (total 90<text:span text:style-name="T4">°</text:span>) / complementary angles(total 180<text:span text:style-name="T4">°</text:span>)) – and do that repeatedly if easy to do</text:p>
        </text:list-item>
        <text:list-item>
          <text:p text:style-name="P20">Look at what you're trying to prove – how can you get there from what you have? <text:s/>Look for steps going forwards (from what you know) or backwards (from what you want) that might connect “what you know” with “what you want”. <text:s/>Break things down (e.g., break shapes into triangles).</text:p>
        </text:list-item>
      </text:list>
      <text:p text:style-name="P4"/>
      <text:p text:style-name="P5">Lesson 10:</text:p>
      <text:p text:style-name="P4">Equation of a line (for non-vertical line): <text:s/>y = mx + b</text:p>
      <text:list xml:id="list35602276" text:style-name="L3">
        <text:list-item>
          <text:p text:style-name="P21">m = slope, the amount up/down every 1 unit right</text:p>
        </text:list-item>
        <text:list-item>
          <text:p text:style-name="P21">b = y-intercept; when x=0, what's y?</text:p>
        </text:list-item>
      </text:list>
      <text:p text:style-name="P4">So line with y = 3x + 2 means that its slope is 3 (3 up for every one right), y-intercept (x=0) is 2.</text:p>
      <text:p text:style-name="P4">Perpendicular line's slope m2 = -(1/m)</text:p>
      <text:p text:style-name="P4"/>
      <text:p text:style-name="P4">Square root of 2 is an irrational number (can't exactly express as a fraction). <text:s/>This discovery is typically credited to Hippasus (aka Hippasos) of Metapontum, born ca. 500 B.C. Before this, the Pythagoreans preached that all numbers could be expressed as the ratio of integers. Reportedly the Pythagoreans either exiled or murdered Hippasus (accounts differ). <text:s/>More generally, any counting number root of a counting number is either a counting number or an irrational number. <text:s/>Pi is irrational too.</text:p>
      <text:p text:style-name="P4"/>
      <text:p text:style-name="P12">Completing the square / quadratic equation (lesson 11):</text:p>
      <text:p text:style-name="P4">If you see an equation of this form:</text:p>
      <text:p text:style-name="P4">ax<text:span text:style-name="T7">2</text:span> + bx + c =0</text:p>
      <text:p text:style-name="P4">How can you solve for x?!? <text:s/>This is <text:span text:style-name="T1">really hard</text:span> if you don't know how. <text:s/>It's also a very common form of equation, for example, ax<text:span text:style-name="T7">2</text:span> + bx + c can calculate the (one-dimensional) position over time of an object that is accelerating, such as by gravity (if a = acceleration such as the acceleration from gravity, b = starting velocity, c = starting position, and x is time, then <text:span text:style-name="T2">ax</text:span><text:span text:style-name="T8">2</text:span><text:span text:style-name="T2"> + bx + c <text:s/>describes an object’s position over time; the quadratic equation will let you determine when an object reaches a certain position, such as the ground</text:span>). <text:s/>Gravity is rather common!</text:p>
      <text:p text:style-name="P4"/>
      <text:p text:style-name="P4">Thankfully, this puzzle has been solved, and it's so important that you need to memorize its solution; not only because the problem itself is important, but because it’s a good example of how to solve harder problems (change its form into something you <text:span text:style-name="T1">can</text:span> solve, then use that). <text:s/>To understand it, it’s probably easier to look at going the “the other way” (which is easier &amp; gives a clue on how to do it). <text:soft-page-break/>E.G.:</text:p>
      <text:p text:style-name="P4">(x+3)<text:span text:style-name="T7">2</text:span> = <text:s/>0<text:tab/><text:tab/>(This is easy, x= -3)</text:p>
      <text:p text:style-name="P4">x<text:span text:style-name="T7">2</text:span> + 6x + 9 = 0<text:tab/><text:tab/>(Multiplied out)</text:p>
      <text:p text:style-name="P4">Notice the “3” is doubled to a “6”. <text:s/>So if you saw exactly x<text:span text:style-name="T7">2</text:span> + 6x + 9, you could replace it with (x+3)<text:span text:style-name="T7">2</text:span>. <text:s/>In general, if the constant is the square of half the “x” term, and x<text:span text:style-name="T7">2</text:span> has a multiplier of 1, you could replace it with the square. <text:s/>“Completing the square” is just a math trick to turn existing equations into a format that you <text:span text:style-name="T1">can</text:span> handle.<text:span text:style-name="T9"> <text:s/>Here it is:</text:span></text:p>
      <table:table table:name="Table2" table:style-name="Table2">
        <table:table-column table:style-name="Table2.A"/>
        <table:table-column table:style-name="Table2.B"/>
        <table:table-row>
          <table:table-cell table:style-name="Table2.A1" office:value-type="string">
            <text:p text:style-name="Table_20_Heading">Result</text:p>
          </table:table-cell>
          <table:table-cell table:style-name="Table2.B1" office:value-type="string">
            <text:p text:style-name="Table_20_Heading">Rationale</text:p>
          </table:table-cell>
        </table:table-row>
        <table:table-row>
          <table:table-cell table:style-name="Table2.A2" office:value-type="string">
            <text:p text:style-name="P3">ax<text:span text:style-name="T7">2</text:span> + bx + c = 0, a<text:span text:style-name="T5">≠</text:span>0</text:p>
          </table:table-cell>
          <table:table-cell table:style-name="Table2.B2" office:value-type="string">
            <text:p text:style-name="Table_20_Contents">Given</text:p>
          </table:table-cell>
        </table:table-row>
        <table:table-row>
          <table:table-cell table:style-name="Table2.A2" office:value-type="string">
            <text:p text:style-name="P3">x<text:span text:style-name="T7">2</text:span> + (b/a)x + c/a = 0</text:p>
          </table:table-cell>
          <table:table-cell table:style-name="Table2.B2" office:value-type="string">
            <text:p text:style-name="Table_20_Contents">Divide the equation by “a”, so that x doesn't have anything in front. <text:s/>Note that 0/a = 0.</text:p>
          </table:table-cell>
        </table:table-row>
        <table:table-row>
          <table:table-cell table:style-name="Table2.A2" office:value-type="string">
            <text:p text:style-name="P3">x<text:span text:style-name="T7">2</text:span> + (b/a)x + b<text:span text:style-name="T7">2</text:span>/(4a<text:span text:style-name="T7">2</text:span>) – b<text:span text:style-name="T7">2</text:span>/(4a<text:span text:style-name="T7">2</text:span>) + c/a = 0</text:p>
          </table:table-cell>
          <table:table-cell table:style-name="Table2.B2" office:value-type="string">
            <text:p text:style-name="Table_20_Contents">The big trick! <text:s/>We know x<text:span text:style-name="T7">2</text:span> + (b/a)x could become (x+ b/(2a))<text:span text:style-name="T7">2</text:span> <text:s/>if we had x+(b/a)x+b<text:span text:style-name="T7">2</text:span>/(4a<text:span text:style-name="T7">2</text:span>). <text:s/>The big trick is, let's create that format by adding 0 = b<text:span text:style-name="T7">2</text:span>/(4a<text:span text:style-name="T7">2</text:span>) – b<text:span text:style-name="T7">2</text:span>/(4a<text:span text:style-name="T7">2</text:span>). <text:s/>Adding 0 won't change anything! <text:s/>(You could add b<text:span text:style-name="T7">2</text:span>/(4a<text:span text:style-name="T7">2</text:span>) to both side instead, if you like.)</text:p>
          </table:table-cell>
        </table:table-row>
        <table:table-row>
          <table:table-cell table:style-name="Table2.A2" office:value-type="string">
            <text:p text:style-name="P3">(x + b/(2a))<text:span text:style-name="T7">2 </text:span>– b<text:span text:style-name="T7">2</text:span>/(4a<text:span text:style-name="T7">2</text:span>) + c/a = 0</text:p>
          </table:table-cell>
          <table:table-cell table:style-name="Table2.B2" office:value-type="string">
            <text:p text:style-name="Table_20_Contents">Now the first part is a square, so replace it.</text:p>
          </table:table-cell>
        </table:table-row>
        <table:table-row>
          <table:table-cell table:style-name="Table2.A2" office:value-type="string">
            <text:p text:style-name="P3">(x + b/(2a))<text:span text:style-name="T7">2 </text:span><text:s/>= b<text:span text:style-name="T7">2</text:span>/(4a<text:span text:style-name="T7">2</text:span>) - c/a</text:p>
          </table:table-cell>
          <table:table-cell table:style-name="Table2.B2" office:value-type="string">
            <text:p text:style-name="Table_20_Contents">Simplify - move the rest to the other side.</text:p>
          </table:table-cell>
        </table:table-row>
        <table:table-row>
          <table:table-cell table:style-name="Table2.A2" office:value-type="string">
            <text:p text:style-name="P3">(x + b/(2a))<text:span text:style-name="T7">2 </text:span><text:s/>= b<text:span text:style-name="T7">2</text:span>/(4a<text:span text:style-name="T7">2</text:span>) – 4ac/(4a<text:span text:style-name="T7">2</text:span>)</text:p>
          </table:table-cell>
          <table:table-cell table:style-name="Table2.B2" office:value-type="string">
            <text:p text:style-name="Table_20_Contents">Simplify - multiply (c/a) by 4a/4a so its denominator is the same as the other part</text:p>
          </table:table-cell>
        </table:table-row>
        <table:table-row>
          <table:table-cell table:style-name="Table2.A2" office:value-type="string">
            <text:p text:style-name="P3">(x + b/(2a))<text:span text:style-name="T7">2 </text:span><text:s/>= (b<text:span text:style-name="T7">2</text:span>- 4ac) / (4a<text:span text:style-name="T7">2</text:span>)</text:p>
          </table:table-cell>
          <table:table-cell table:style-name="Table2.B2" office:value-type="string">
            <text:p text:style-name="Table_20_Contents">Combine fraction, since denominator is the same.</text:p>
          </table:table-cell>
        </table:table-row>
        <table:table-row>
          <table:table-cell table:style-name="Table2.A2" office:value-type="string">
            <text:p text:style-name="Table_20_Contents"><draw:frame draw:style-name="fr1" draw:name="Object6" text:anchor-type="as-char" svg:width="2.1035in" svg:height="0.4181in" draw:z-index="0"><draw:object xlink:href="./Object 6" xlink:type="simple" xlink:show="embed" xlink:actuate="onLoad"/><draw:image xlink:href="./ObjectReplacements/Object 6" xlink:type="simple" xlink:show="embed" xlink:actuate="onLoad"/></draw:frame></text:p>
          </table:table-cell>
          <table:table-cell table:style-name="Table2.B2" office:value-type="string">
            <text:p text:style-name="Table_20_Contents">Take the square root of both sides. <text:s/>Note: square roots may have a + and – result. <text:s/>We were given <text:span text:style-name="T3">a</text:span><text:span text:style-name="T6">≠</text:span><text:span text:style-name="T3">0.</text:span></text:p>
          </table:table-cell>
        </table:table-row>
        <table:table-row>
          <table:table-cell table:style-name="Table2.A2" office:value-type="string">
            <text:p text:style-name="Table_20_Contents"><draw:frame draw:style-name="fr1" draw:name="Object7" text:anchor-type="as-char" svg:width="1.5409in" svg:height="0.4327in" draw:z-index="4"><draw:object xlink:href="./Object 7" xlink:type="simple" xlink:show="embed" xlink:actuate="onLoad"/><draw:image xlink:href="./ObjectReplacements/Object 7" xlink:type="simple" xlink:show="embed" xlink:actuate="onLoad"/></draw:frame>(<text:span text:style-name="T3">a</text:span><text:span text:style-name="T6">≠</text:span><text:span text:style-name="T3">0)</text:span></text:p>
          </table:table-cell>
          <table:table-cell table:style-name="Table2.B2" office:value-type="string">
            <text:p text:style-name="Table_20_Contents">Simplify down to the quadratic equation.</text:p>
          </table:table-cell>
        </table:table-row>
      </table:table>
      <text:p text:style-name="P4"/>
      <text:p text:style-name="P3">Memorize <text:s/>the quadratic equation, and memorize how to derive it (by completing the square). <text:s/>You need to be able to re-do this, both as equation and as proof.</text:p>
      <text:p text:style-name="P3"/>
      <text:p text:style-name="P13">Lesson 11:</text:p>
      <text:p text:style-name="P4">Defines many terms and properties about circles, and the quadratic formula. <text:s/>(No need to duplicate them here, they're pretty clear.) <text:s/>Memorize, memorize! <text:s/>For example:</text:p>
      <text:list xml:id="list35617121" text:style-name="L4">
        <text:list-item>
          <text:p text:style-name="P22">circle's intercepted arc (degrees of the arc of the circle's edge) = 2 x inscribed angle (angle starting elsewhere on the circle)</text:p>
        </text:list-item>
        <text:list-item>
          <text:p text:style-name="P22">if two chords of a circle intersect, the products of chord 1's segments = product of chord 2's segments</text:p>
        </text:list-item>
        <text:list-item>
          <text:p text:style-name="P22">two tangent segments from a point outside a circle have equal lengths</text:p>
        </text:list-item>
      </text:list>
      <text:p text:style-name="P4"/>
      <text:p text:style-name="P4"/>
      <text:p text:style-name="P13">Lesson 12:</text:p>
      <text:p text:style-name="P10">Sum of exterior angles of a polygon is 360<text:span text:style-name="T4">° (go full circle)</text:span></text:p>
      <text:p text:style-name="P6">Sum of interior angles of a convex polygon N sides = (N-2)180° = (# triangles)(degrees in a triangle)</text:p>
      <text:p text:style-name="P6"><text:soft-page-break/></text:p>
      <text:p text:style-name="P6">Chord+tangent that intersect at tangent's point of contact form an angle on a circle's edge; its angle is ½ the measure of the intercepted arc.</text:p>
      <text:p text:style-name="P6"/>
      <text:p text:style-name="P6"/>
      <text:p text:style-name="P14">Previous material (Lessons 1-8):</text:p>
      <text:p text:style-name="P6">Some important issues include:</text:p>
      <text:p text:style-name="P6"/>
      <text:p text:style-name="P7">Lesson 1:</text:p>
      <text:p text:style-name="P6">Review the definitions. <text:s/>Remember that complementary angles sum to 90°, supplementary angles sum to 180°. Note the rules for equal angles on transversals, and definitions of triangles (esp. isosceles triangles).</text:p>
      <text:p text:style-name="P6"/>
      <text:p text:style-name="P7">Lesson 2:</text:p>
      <text:p text:style-name="P6">Memorize how to calculate areas and volumes of common shapes, particularly:</text:p>
      <text:p text:style-name="P6"/>
      <text:p text:style-name="P6">Area of Rectangle = (base) (height) = bh</text:p>
      <text:p text:style-name="P6"/>
      <text:p text:style-name="P6">Area of Triangle = (½) (base) (height) = (½) bh</text:p>
      <text:p text:style-name="P6"/>
      <text:p text:style-name="P6">Area of circle = <text:s/>πr<text:span text:style-name="T7">2 </text:span>; Circumference of circle = 2πr</text:p>
      <text:p text:style-name="P6"/>
      <text:p text:style-name="P6">Volume of Cylinders (inc. Prisms) = (area of base) (perpendicular distance between bases) = ah</text:p>
      <text:p text:style-name="P6"/>
      <text:p text:style-name="P6">Lateral Surface Area (not inc. its bases) of Right Cylinders (inc. Right prisms) =</text:p>
      <text:p text:style-name="P6">(perimeter of base) (perpendicular distance between bases). <text:s/><text:span text:style-name="T10">For full surface area, add the bases!</text:span></text:p>
      <text:p text:style-name="P6"/>
      <text:p text:style-name="P6">Volume of cone (inc. pyramids) = (1/3) (area of base) (height)</text:p>
      <text:p text:style-name="P6"/>
      <text:p text:style-name="P6">Lateral Surface area (not inc. base) of right circular cone = <text:s/>π (radius) (slant height) = πrl. <text:s text:c="2"/><text:span text:style-name="T10">For full surface area, add the base!</text:span></text:p>
      <text:p text:style-name="P6"/>
      <text:p text:style-name="P6">Surface area of sphere = <text:s/>4πr<text:span text:style-name="T7">2 </text:span><text:span text:style-name="T11">; <text:s/></text:span>Volume of sphere = (4/3) πr<text:span text:style-name="T7">3</text:span></text:p>
      <text:p text:style-name="P6"/>
      <text:p text:style-name="P6">Remember to <text:span text:style-name="T10">include the units</text:span>, if any. <text:s/>E.G., area might be in<text:span text:style-name="T7">2</text:span>, while volume might be in<text:span text:style-name="T7">3</text:span>.</text:p>
      <text:p text:style-name="P6"/>
      <text:p text:style-name="P6"/>
      <text:p text:style-name="P14">Lesson 4:</text:p>
      <text:p text:style-name="P6">This covers construction. <text:s/>Look it over, but we're going to skip construction after this look-over. <text:s/>The ancient Greeks loved geometric construction, and spent lots of time on it. <text:s/>But in my opinion, Descartes' development of Cartesian coordinates (enabling analytical geometry) made these mostly obsolete, and computers have finished the job. <text:s/>Generally, we'll skip any construction problems from now on.</text:p>
      <text:p text:style-name="P6"/>
      <text:p text:style-name="P7">Lesson 5:</text:p>
      <text:p text:style-name="P6">You should already know how to do these; if not, read it!!! In particular:</text:p>
      <text:p text:style-name="P6"><text:soft-page-break/><draw:frame draw:style-name="fr1" draw:name="Object5" text:anchor-type="as-char" svg:width="5.2252in" svg:height="0.4398in" draw:z-index="5"><draw:object xlink:href="./Object 4" xlink:type="simple" xlink:show="embed" xlink:actuate="onLoad"/><draw:image xlink:href="./ObjectReplacements/Object 4" xlink:type="simple" xlink:show="embed" xlink:actuate="onLoad"/></draw:frame></text:p>
      <text:p text:style-name="P8"/>
      <text:p text:style-name="P8">In a 3D rectangle:</text:p>
      <text:p text:style-name="P8"><draw:frame draw:style-name="fr1" draw:name="Object3" text:anchor-type="as-char" svg:width="2.552in" svg:height="0.2244in" draw:z-index="2"><draw:object xlink:href="./Object 3" xlink:type="simple" xlink:show="embed" xlink:actuate="onLoad"/><draw:image xlink:href="./ObjectReplacements/Object 3" xlink:type="simple" xlink:show="embed" xlink:actuate="onLoad"/></draw:frame></text:p>
      <text:p text:style-name="P6"><draw:frame draw:style-name="fr2" draw:name="Object4" text:anchor-type="paragraph" svg:x="0.0811in" svg:y="0.1252in" svg:width="1.572in" svg:height="0.8783in" draw:z-index="1"><draw:object xlink:href="./Object 2" xlink:type="simple" xlink:show="embed" xlink:actuate="onLoad"/><draw:image xlink:href="./ObjectReplacements/Object 2" xlink:type="simple" xlink:show="embed" xlink:actuate="onLoad"/></draw:frame><text:line-break/>Here are some complex number facts; complex numbers are normally written in the form a + bi (sometimes j is used instead of i). <text:s/>Complex numbers are used in many technical fields.</text:p>
      <text:p text:style-name="P6"/>
      <text:p text:style-name="P6">Beware of signs when multiplying same-exponent terms – one of our simplification rules doesn't work if the terms are negative (even Euler made this mistake). <text:s/>This is one reason we write (-1)<text:span text:style-name="T7">1/2</text:span> as “i” or “j”:</text:p>
      <text:p text:style-name="P6"><draw:frame draw:style-name="fr1" draw:name="Object1" text:anchor-type="as-char" svg:width="4.8016in" svg:height="0.8598in" draw:z-index="3"><draw:object xlink:href="./Object 1" xlink:type="simple" xlink:show="embed" xlink:actuate="onLoad"/><draw:image xlink:href="./ObjectReplacements/Object 1" xlink:type="simple" xlink:show="embed" xlink:actuate="onLoad"/></draw:frame></text:p>
      <text:p text:style-name="P6"/>
      <text:p text:style-name="P6">Given 2 similar figures, (area1/area2) = scale<text:span text:style-name="T7">2</text:span></text:p>
      <text:p text:style-name="P6"/>
      <text:p text:style-name="P6"><text:span text:style-name="T10">Lesson 6:<text:line-break/></text:span><text:span text:style-name="T9">(Fractional equations, radical equations, 3 linear equations) <text:s/></text:span>You should already know how to do these...</text:p>
      <text:p text:style-name="P6"/>
      <text:p text:style-name="P14">Lesson 7:</text:p>
      <text:p text:style-name="P8">Proofs are important, and fundamental to all math today. <text:s/>Much of science of 2500 years ago is discredited, but their proofs are still just as valid. <text:s/>If you have to prove something to a skeptical audience, the strongest evidence available is a mathematical proof (if the premises are correct).</text:p>
      <table:table table:name="Table1" table:style-name="Table1">
        <table:table-column table:style-name="Table1.A"/>
        <table:table-column table:style-name="Table1.B"/>
        <table:table-header-rows>
          <table:table-row>
            <table:table-cell table:style-name="Table1.A1" office:value-type="string">
              <text:p text:style-name="Table_20_Heading">Valid</text:p>
            </table:table-cell>
            <table:table-cell table:style-name="Table1.B1" office:value-type="string">
              <text:p text:style-name="Table_20_Heading">Invalid</text:p>
            </table:table-cell>
          </table:table-row>
        </table:table-header-rows>
        <table:table-row>
          <table:table-cell table:style-name="Table1.A2" office:value-type="string">
            <text:p text:style-name="P11"><text:s/>All men are mortal</text:p>
            <text:p text:style-name="P11"><text:s/>Socrates is a man</text:p>
            <text:p text:style-name="P11"><text:s/>--------------------</text:p>
            <text:p text:style-name="P8"><text:s/>Socrates is mortal</text:p>
          </table:table-cell>
          <table:table-cell table:style-name="Table1.B2" office:value-type="string">
            <text:p text:style-name="P11"><text:s/>All men are mortal</text:p>
            <text:p text:style-name="P11"><text:s/>Socrates is a man</text:p>
            <text:p text:style-name="P11"><text:s/>--------------------</text:p>
            <text:p text:style-name="P8"><text:s/>All men are Socrates</text:p>
          </table:table-cell>
        </table:table-row>
      </table:table>
      <text:p text:style-name="P8"/>
      <text:p text:style-name="P15"><text:soft-page-break/>Don't confuse “contrapositive” with “converse” or “inverse” (these similar words are often confused).</text:p>
      <text:p text:style-name="P11">When P =&gt; Q <text:s/>(“P implies Q”):</text:p>
      <text:list xml:id="list35616903" text:style-name="L5">
        <text:list-item>
          <text:p text:style-name="P25">Contrapositive is: ~Q =&gt; ~P <text:s text:c="2"/>i.e., “Not Q implies not P”. <text:s/>Contrapositive is always true if the original premise is true.</text:p>
        </text:list-item>
        <text:list-item>
          <text:p text:style-name="P25">Converse is: Q =&gt; P. <text:s/>Does <text:span text:style-name="T1">not</text:span> always follow from premise (<text:span text:style-name="T1">could</text:span> be true).</text:p>
        </text:list-item>
        <text:list-item>
          <text:p text:style-name="P25">Inverse is: ~P =&gt; ~Q.</text:p>
        </text:list-item>
      </text:list>
      <text:p text:style-name="P11">So given premise “Rainy weather implies that I'm carrying an umbrella”:</text:p>
      <text:list xml:id="list35638333" text:continue-list="list35616903" text:style-name="L5">
        <text:list-item text:start-value="1">
          <text:p text:style-name="P25">Contrapositive is: “I'm not carrying an umbrella, which implies that it is not rainy weather”. <text:s/>That has to be true, given the premise; if it <text:span text:style-name="T1">were</text:span> raining, I <text:span text:style-name="T1">would</text:span> be carrying an umbrella, and since I'm not carrying an umbrella, it must not be raining.</text:p>
        </text:list-item>
        <text:list-item>
          <text:p text:style-name="P25">Converse is: <text:s/>“I'm carrying an umbrella, which implies that it is rainy weather”. <text:s/>That might not be true, given only the premise; perhaps I carry an umbrella <text:span text:style-name="T1">every</text:span> day.</text:p>
        </text:list-item>
        <text:list-item>
          <text:p text:style-name="P24">Inverse is: “It's not rainy weather, (which) implies that I'm not carrying an umbrella.” <text:s/>Again, that might not be true, given only the premise; perhaps I carry an umbrella every day.</text:p>
        </text:list-item>
      </text:list>
      <text:p text:style-name="P8"/>
      <text:p text:style-name="P14">Lesson 8:</text:p>
      <text:p text:style-name="P8">Look at pictures in 8.B (page 62) and 8.C (page 63) – in certain cases, segments are guaranteed to be proportional, and this will be important in many geometry proofs.</text:p>
      <text:p text:style-name="P8"/>
      <text:p text:style-name="P7">THIS WEEK:</text:p>
      <text:p text:style-name="P8">Work through lessons 9-12 this week (“Monday – Thursday”). <text:s/>Try to do it yourself first, but call if you need me! <text:s/>For each day, learn from the lesson, and then try to do <text:s/>the problems (at least the odd-numbered problems). Check each problem’s answer to make sure it’s correct before moving on to the next one, and if your answer is wrong, work to figure out <text:span text:style-name="T1">why</text:span> and <text:span text:style-name="T1">how to change what you do (or know) so that you will not make that mistake again</text:span>. <text:s/>Do not be satisfied with “I make mistakes sometimes”. That is true for us all; I want you to focus on improving yourself. <text:s/>It is a great success every time you figure out how you will change to prevent yourself from making that mistake.</text:p>
      <text:p text:style-name="P8"/>
      <text:p text:style-name="P6"><text:span text:style-name="T10">Do home study test #2</text:span><text:span text:style-name="T9"> (covers lessons 5-8). <text:s/>This is </text:span>not<text:span text:style-name="T9"> for credit, but I want everyone to try doing a “practice test” before we start counting them. <text:s/>Have parent grade initially (identify which ones right/wrong); I intend to do final grading (so I can give partial credit). <text:s/>Drop “question #18” of home study test 2, when you see it; question #18 involves construction (not worth the trouble).</text:span></text:p>
      <text:p text:style-name="P8"/>
      <text:p text:style-name="P6"><text:span text:style-name="T10">Note: </text:span><text:span text:style-name="T9">If you follow the suggested schedule, next Monday you’ll do lesson #13. <text:s/>We’ll cover that in very briefly in class today, so that you’ll be ready for it when you get to it. <text:s/>Lesson #13 isn’t very hard; it’s basically “memorize a bunch of facts”, and you know many of them already.</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6</text:page-number> of <text:page-count>6</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David A. Wheeler</meta:initial-creator>
    <meta:creation-date>2007-09-03T22:43:21</meta:creation-date>
    <dc:date>2012-03-29T15:51:25.15</dc:date>
    <dc:language>en-US</dc:language>
    <meta:editing-cycles>126</meta:editing-cycles>
    <meta:editing-duration>PT7H13M49S</meta:editing-duration>
    <meta:document-statistic meta:table-count="2" meta:image-count="0" meta:object-count="6" meta:page-count="6" meta:paragraph-count="128" meta:word-count="2547" meta:character-count="13853" meta:non-whitespace-character-count="116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row>
          <math:mrow>
            <math:msqrt>
              <math:mi>a</math:mi>
            </math:msqrt>
            <math:msqrt>
              <math:mi>b</math:mi>
            </math:msqrt>
            <math:mrow>
              <math:mi/>
              <math:mo math:stretchy="false">=</math:mo>
              <math:mi/>
            </math:mrow>
            <math:msqrt>
              <math:mrow>
                <math:mi>a</math:mi>
                <math:mi>b</math:mi>
              </math:mrow>
            </math:msqrt>
            <math:mtext> and </math:mtext>
            <math:msup>
              <math:mi>a</math:mi>
              <math:mi>n</math:mi>
            </math:msup>
            <math:msup>
              <math:mi>b</math:mi>
              <math:mi>n</math:mi>
            </math:msup>
            <math:mrow>
              <math:mi/>
              <math:mo math:stretchy="false">=</math:mo>
              <math:mi/>
            </math:mrow>
            <math:msup>
              <math:mrow>
                <math:mo math:stretchy="false"></math:mo>
                <math:mi math:fontstyle="italic">ab</math:mi>
                <math:mo math:stretchy="false"></math:mo>
              </math:mrow>
              <math:mi>n</math:mi>
            </math:msup>
            <math:mtext> presumes </math:mtext>
            <math:mrow>
              <math:mi>a</math:mi>
              <math:mo math:stretchy="false"></math:mo>
              <math:mn>0,</math:mn>
            </math:mrow>
            <math:mrow>
              <math:mi>b</math:mi>
              <math:mo math:stretchy="false"></math:mo>
              <math:mn>0</math:mn>
            </math:mrow>
          </math:mrow>
        </math:mrow>
      </math:mtr>
      <math:mtr>
        <math:mrow>
          <math:mrow>
            <math:mi math:fontstyle="italic">Wrong</math:mi>
            <math:mi>:</math:mi>
            <math:msqrt>
              <math:mrow>
                <math:mo math:stretchy="false">−</math:mo>
                <math:mn>2</math:mn>
              </math:mrow>
            </math:msqrt>
            <math:msqrt>
              <math:mrow>
                <math:mo math:stretchy="false">−</math:mo>
                <math:mn>2</math:mn>
              </math:mrow>
            </math:msqrt>
            <math:mrow>
              <math:mi/>
              <math:mo math:stretchy="false">=</math:mo>
              <math:mi/>
            </math:mrow>
            <math:msqrt>
              <math:mrow>
                <math:mrow>
                  <math:mo math:stretchy="false"></math:mo>
                  <math:mrow>
                    <math:mo math:stretchy="false">−</math:mo>
                    <math:mn>2</math:mn>
                  </math:mrow>
                  <math:mo math:stretchy="false"></math:mo>
                </math:mrow>
                <math:mrow>
                  <math:mo math:stretchy="false"></math:mo>
                  <math:mrow>
                    <math:mo math:stretchy="false">−</math:mo>
                    <math:mn>2</math:mn>
                  </math:mrow>
                  <math:mo math:stretchy="false"></math:mo>
                </math:mrow>
              </math:mrow>
            </math:msqrt>
            <math:mrow>
              <math:mi/>
              <math:mo math:stretchy="false">=</math:mo>
              <math:mi/>
            </math:mrow>
            <math:msqrt>
              <math:mn>4</math:mn>
            </math:msqrt>
            <math:mrow>
              <math:mi/>
              <math:mo math:stretchy="false">=</math:mo>
              <math:mi/>
            </math:mrow>
            <math:mn>2</math:mn>
          </math:mrow>
        </math:mrow>
      </math:mtr>
      <math:mtr>
        <math:mrow>
          <math:mrow>
            <math:mi math:fontstyle="italic">Correct</math:mi>
            <math:mi>:</math:mi>
            <math:msqrt>
              <math:mrow>
                <math:mo math:stretchy="false">−</math:mo>
                <math:mn>2</math:mn>
              </math:mrow>
            </math:msqrt>
            <math:msqrt>
              <math:mrow>
                <math:mo math:stretchy="false">−</math:mo>
                <math:mn>2</math:mn>
              </math:mrow>
            </math:msqrt>
            <math:mrow>
              <math:mi/>
              <math:mo math:stretchy="false">=</math:mo>
              <math:mi/>
            </math:mrow>
            <math:msup>
              <math:mrow>
                <math:mo math:stretchy="false"></math:mo>
                <math:mrow>
                  <math:mo math:stretchy="false">−</math:mo>
                  <math:mn>2</math:mn>
                </math:mrow>
                <math:mo math:stretchy="false"></math:mo>
              </math:mrow>
              <math:mrow>
                <math:mn>1</math:mn>
                <math:mo math:stretchy="false">/</math:mo>
                <math:mn>2</math:mn>
              </math:mrow>
            </math:msup>
            <math:msup>
              <math:mrow>
                <math:mo math:stretchy="false"></math:mo>
                <math:mrow>
                  <math:mo math:stretchy="false">−</math:mo>
                  <math:mn>2</math:mn>
                </math:mrow>
                <math:mo math:stretchy="false"></math:mo>
              </math:mrow>
              <math:mrow>
                <math:mn>1</math:mn>
                <math:mo math:stretchy="false">/</math:mo>
                <math:mn>2</math:mn>
              </math:mrow>
            </math:msup>
            <math:mrow>
              <math:mi/>
              <math:mo math:stretchy="false">=</math:mo>
              <math:mi/>
            </math:mrow>
            <math:msup>
              <math:mrow>
                <math:mo math:stretchy="false"></math:mo>
                <math:mrow>
                  <math:mo math:stretchy="false">−</math:mo>
                  <math:mn>2</math:mn>
                </math:mrow>
                <math:mo math:stretchy="false"></math:mo>
              </math:mrow>
              <math:mrow>
                <math:mrow>
                  <math:mn>1</math:mn>
                  <math:mo math:stretchy="false">/</math:mo>
                  <math:mn>2</math:mn>
                </math:mrow>
                <math:mo math:stretchy="false"></math:mo>
                <math:mrow>
                  <math:mn>1</math:mn>
                  <math:mo math:stretchy="false">/</math:mo>
                  <math:mn>2</math:mn>
                </math:mrow>
              </math:mrow>
            </math:msup>
            <math:mrow>
              <math:mi/>
              <math:mo math:stretchy="false">=</math:mo>
              <math:mi/>
            </math:mrow>
            <math:msup>
              <math:mrow>
                <math:mo math:stretchy="false"></math:mo>
                <math:mrow>
                  <math:mo math:stretchy="false">−</math:mo>
                  <math:mn>2</math:mn>
                </math:mrow>
                <math:mo math:stretchy="false"></math:mo>
              </math:mrow>
              <math:mn>1</math:mn>
            </math:msup>
            <math:mrow>
              <math:mi/>
              <math:mo math:stretchy="false">=</math:mo>
              <math:mrow>
                <math:mi/>
                <math:mo math:stretchy="false">−</math:mo>
                <math:mn>2</math:mn>
              </math:mrow>
            </math:mrow>
          </math:mrow>
        </math:mrow>
      </math:mtr>
      <math:mtr>
        <math:mrow>
          <math:mrow>
            <math:mi math:fontstyle="italic">Correct</math:mi>
            <math:mi>:</math:mi>
            <math:msqrt>
              <math:mrow>
                <math:mo math:stretchy="false">−</math:mo>
                <math:mn>2</math:mn>
              </math:mrow>
            </math:msqrt>
            <math:msqrt>
              <math:mrow>
                <math:mo math:stretchy="false">−</math:mo>
                <math:mn>2</math:mn>
              </math:mrow>
            </math:msqrt>
            <math:mrow>
              <math:mi/>
              <math:mo math:stretchy="false">=</math:mo>
              <math:mi/>
            </math:mrow>
            <math:msqrt>
              <math:mn>2</math:mn>
            </math:msqrt>
            <math:mi>i</math:mi>
            <math:msqrt>
              <math:mn>2</math:mn>
            </math:msqrt>
            <math:mi>i</math:mi>
            <math:mrow>
              <math:mi/>
              <math:mo math:stretchy="false">=</math:mo>
              <math:mi/>
            </math:mrow>
            <math:msqrt>
              <math:mn>2</math:mn>
            </math:msqrt>
            <math:msqrt>
              <math:mn>2</math:mn>
            </math:msqrt>
            <math:mi>i</math:mi>
            <math:mi>i</math:mi>
            <math:mrow>
              <math:mi/>
              <math:mo math:stretchy="false">=</math:mo>
              <math:mrow>
                <math:mi/>
                <math:mo math:stretchy="false">−</math:mo>
                <math:mn>2</math:mn>
              </math:mrow>
            </math:mrow>
          </math:mrow>
        </math:mrow>
      </math:mtr>
    </math:mtable>
    <math:annotation math:encoding="StarMath 5.0">alignl sqrt a sqrt b ~=~ sqrt { a b } " and " a sup n b sup n ~=~ (ab) sup n " presumes " a&gt;0, b&gt;0 newline
alignl Wrong: sqrt -2 sqrt -2 ~=~ sqrt {(-2) (-2)} ~=~ sqrt 4 ~=~ 2 newline
alignl Correct: sqrt -2 sqrt -2 ~=~ (-2) sup {1 / 2} (-2) sup {1 / 2} ~=~ (-2) sup {1 / 2 + 1 /2} ~=~ (-2) sup 1 ~=~ -2 newline
alignl Correct: sqrt -2 sqrt -2 ~=~ sqrt 2 i sqrt 2 i ~=~ sqrt 2 sqrt 2 i i ~=~ -2</math:annotation>
  </math:semantics>
</math:math>
</file>

<file path=Object 2/content.xml><?xml version="1.0" encoding="utf-8"?>
<!DOCTYPE math  PUBLIC '-//OpenOffice.org//DTD Modified W3C MathML 1.01//EN'  'math.dtd'>
<math:math xmlns:math="http://www.w3.org/1998/Math/MathML">
  <math:semantics>
    <math:mtable>
      <math:mtr>
        <math:mrow>
          <math:mrow>
            <math:mi>i</math:mi>
            <math:mo math:stretchy="false">=</math:mo>
            <math:msqrt>
              <math:mrow>
                <math:mo math:stretchy="false">−</math:mo>
                <math:mn>1</math:mn>
              </math:mrow>
            </math:msqrt>
          </math:mrow>
        </math:mrow>
      </math:mtr>
      <math:mtr>
        <math:mrow>
          <math:mrow>
            <math:mrow>
              <math:msup>
                <math:mi>i</math:mi>
                <math:mn>2</math:mn>
              </math:msup>
              <math:mo math:stretchy="false">=</math:mo>
              <math:msup>
                <math:mrow>
                  <math:mo math:stretchy="false"></math:mo>
                  <math:msqrt>
                    <math:mrow>
                      <math:mo math:stretchy="false">−</math:mo>
                      <math:mn>1</math:mn>
                    </math:mrow>
                  </math:msqrt>
                  <math:mo math:stretchy="false"></math:mo>
                </math:mrow>
                <math:mn>2</math:mn>
              </math:msup>
            </math:mrow>
            <math:mo math:stretchy="false">=</math:mo>
            <math:mrow>
              <math:mo math:stretchy="false">−</math:mo>
              <math:mn>1</math:mn>
            </math:mrow>
          </math:mrow>
        </math:mrow>
      </math:mtr>
      <math:mtr>
        <math:mrow>
          <math:mrow>
            <math:mrow>
              <math:msup>
                <math:mi>i</math:mi>
                <math:mn>3</math:mn>
              </math:msup>
              <math:mo math:stretchy="false">=</math:mo>
              <math:mi>i</math:mi>
            </math:mrow>
            <math:mrow>
              <math:msup>
                <math:mi>i</math:mi>
                <math:mn>2</math:mn>
              </math:msup>
              <math:mo math:stretchy="false">=</math:mo>
              <math:mrow>
                <math:mo math:stretchy="false">−</math:mo>
                <math:mi>i</math:mi>
              </math:mrow>
            </math:mrow>
          </math:mrow>
        </math:mrow>
      </math:mtr>
      <math:mtr>
        <math:mrow>
          <math:mrow>
            <math:mrow>
              <math:msup>
                <math:mi>i</math:mi>
                <math:mn>4</math:mn>
              </math:msup>
              <math:mo math:stretchy="false">=</math:mo>
              <math:msup>
                <math:mi>i</math:mi>
                <math:mn>2</math:mn>
              </math:msup>
            </math:mrow>
            <math:mrow>
              <math:msup>
                <math:mi>i</math:mi>
                <math:mn>2</math:mn>
              </math:msup>
              <math:mo math:stretchy="false">=</math:mo>
              <math:mrow>
                <math:mo math:stretchy="false"></math:mo>
                <math:mrow>
                  <math:mo math:stretchy="false">−</math:mo>
                  <math:mn>1</math:mn>
                </math:mrow>
                <math:mo math:stretchy="false"></math:mo>
              </math:mrow>
            </math:mrow>
            <math:mrow>
              <math:mrow>
                <math:mo math:stretchy="false"></math:mo>
                <math:mrow>
                  <math:mo math:stretchy="false">−</math:mo>
                  <math:mn>1</math:mn>
                </math:mrow>
                <math:mo math:stretchy="false"></math:mo>
              </math:mrow>
              <math:mo math:stretchy="false">=</math:mo>
              <math:mn>1</math:mn>
            </math:mrow>
          </math:mrow>
        </math:mrow>
      </math:mtr>
    </math:mtable>
    <math:annotation math:encoding="StarMath 5.0">alignl { i = sqrt { -1 } } newline
alignl { i sup 2 = (sqrt{-1}) sup 2 = -1 } newline
alignl { i sup 3 = i {i sup 2} = -i } newline
alignl { i sup 4 = i sup 2 i sup 2 = (-1) (-1) = 1 }

</math:annotation>
  </math:semantics>
</math:math>
</file>

<file path=Object 3/content.xml><?xml version="1.0" encoding="utf-8"?>
<!DOCTYPE math  PUBLIC '-//OpenOffice.org//DTD Modified W3C MathML 1.01//EN'  'math.dtd'>
<math:math xmlns:math="http://www.w3.org/1998/Math/MathML">
  <math:semantics>
    <math:mrow>
      <math:mi math:fontstyle="italic">Length</math:mi>
      <math:mi/>
      <math:mi math:fontstyle="italic">of</math:mi>
      <math:mi math:fontstyle="italic">diagonal</math:mi>
      <math:mrow>
        <math:mi/>
        <math:mo math:stretchy="false">=</math:mo>
        <math:mi/>
      </math:mrow>
      <math:msqrt>
        <math:mrow>
          <math:mrow>
            <math:msup>
              <math:mi>x</math:mi>
              <math:mn>2</math:mn>
            </math:msup>
            <math:mo math:stretchy="false"></math:mo>
            <math:msup>
              <math:mi>y</math:mi>
              <math:mn>2</math:mn>
            </math:msup>
          </math:mrow>
          <math:mo math:stretchy="false"></math:mo>
          <math:msup>
            <math:mi>z</math:mi>
            <math:mn>2</math:mn>
          </math:msup>
        </math:mrow>
      </math:msqrt>
    </math:mrow>
    <math:annotation math:encoding="StarMath 5.0">Length ~ of diagonal ~=~ sqrt { x sup 2 + y sup 2 + z sup 2 }</math:annotation>
  </math:semantics>
</math:math>
</file>

<file path=Object 4/content.xml><?xml version="1.0" encoding="utf-8"?>
<!DOCTYPE math  PUBLIC '-//OpenOffice.org//DTD Modified W3C MathML 1.01//EN'  'math.dtd'>
<math:math xmlns:math="http://www.w3.org/1998/Math/MathML">
  <math:semantics>
    <math:mrow>
      <math:mrow>
        <math:msqrt>
          <math:mi>x</math:mi>
        </math:msqrt>
        <math:mo math:stretchy="false">=</math:mo>
        <math:msup>
          <math:mi>x</math:mi>
          <math:mrow>
            <math:mn>1</math:mn>
            <math:mo math:stretchy="false">/</math:mo>
            <math:mn>2</math:mn>
          </math:mrow>
        </math:msup>
      </math:mrow>
      <math:mi/>
      <math:mi>;</math:mi>
      <math:mi/>
      <math:mrow>
        <math:mroot>
          <math:mi>x</math:mi>
          <math:mi>n</math:mi>
        </math:mroot>
        <math:mo math:stretchy="false">=</math:mo>
        <math:msup>
          <math:mi>x</math:mi>
          <math:mrow>
            <math:mn>1</math:mn>
            <math:mo math:stretchy="false">/</math:mo>
            <math:mi>n</math:mi>
          </math:mrow>
        </math:msup>
      </math:mrow>
      <math:mi/>
      <math:mi>;</math:mi>
      <math:mi/>
      <math:mrow>
        <math:mroot>
          <math:msup>
            <math:mi>x</math:mi>
            <math:mi>m</math:mi>
          </math:msup>
          <math:mi>n</math:mi>
        </math:mroot>
        <math:mo math:stretchy="false">=</math:mo>
        <math:msup>
          <math:mi>x</math:mi>
          <math:mrow>
            <math:mi>m</math:mi>
            <math:mo math:stretchy="false">/</math:mo>
            <math:mi>n</math:mi>
          </math:mrow>
        </math:msup>
      </math:mrow>
      <math:mi/>
      <math:mi>;</math:mi>
      <math:mi/>
      <math:msup>
        <math:mi>x</math:mi>
        <math:mi>a</math:mi>
      </math:msup>
      <math:mrow>
        <math:mover math:accent="true">
          <math:msup>
            <math:mi>x</math:mi>
            <math:mi>b</math:mi>
          </math:msup>
          <math:mo math:stretchy="false">˙</math:mo>
        </math:mover>
        <math:mo math:stretchy="false">=</math:mo>
        <math:msup>
          <math:mi>x</math:mi>
          <math:mrow>
            <math:mi>a</math:mi>
            <math:mo math:stretchy="false"></math:mo>
            <math:mi>b</math:mi>
          </math:mrow>
        </math:msup>
      </math:mrow>
      <math:mi/>
      <math:mi>;</math:mi>
      <math:mi/>
      <math:mrow>
        <math:mfrac>
          <math:msup>
            <math:mi>x</math:mi>
            <math:mi>a</math:mi>
          </math:msup>
          <math:msup>
            <math:mi>x</math:mi>
            <math:mi>b</math:mi>
          </math:msup>
        </math:mfrac>
        <math:mo math:stretchy="false">=</math:mo>
        <math:msup>
          <math:mi>x</math:mi>
          <math:mrow>
            <math:mi>a</math:mi>
            <math:mo math:stretchy="false">−</math:mo>
            <math:mi>b</math:mi>
          </math:mrow>
        </math:msup>
      </math:mrow>
      <math:mi/>
      <math:mi>;</math:mi>
      <math:mi/>
      <math:mrow>
        <math:msup>
          <math:mrow>
            <math:mo math:stretchy="false"></math:mo>
            <math:msup>
              <math:mi>x</math:mi>
              <math:mi>a</math:mi>
            </math:msup>
            <math:mo math:stretchy="false"></math:mo>
          </math:mrow>
          <math:mi>b</math:mi>
        </math:msup>
        <math:mo math:stretchy="false">=</math:mo>
        <math:msup>
          <math:mi>x</math:mi>
          <math:mrow>
            <math:mi>a</math:mi>
            <math:mi>b</math:mi>
          </math:mrow>
        </math:msup>
      </math:mrow>
    </math:mrow>
    <math:annotation math:encoding="StarMath 5.0">sqrt x = x sup {1 / 2} ~;~ nroot n x = x sup {1 / n} ~;~ nroot n {x sup m} = x sup {m / n} ~;~ x sup a dot x sup b = x sup {a+b} ~;~ { x sup a } over {x sup b } = x sup {a - b} ~;~ {( x sup a )} sup b = x sup {a b}</math:annotation>
  </math:semantics>
</math:math>
</file>

<file path=Object 6/content.xml><?xml version="1.0" encoding="utf-8"?>
<!DOCTYPE math  PUBLIC '-//OpenOffice.org//DTD Modified W3C MathML 1.01//EN'  'math.dtd'>
<math:math xmlns:math="http://www.w3.org/1998/Math/MathML">
  <math:semantics>
    <math:mrow>
      <math:mrow>
        <math:mi>x</math:mi>
        <math:mo math:stretchy="false">+</math:mo>
        <math:mfrac>
          <math:mi>b</math:mi>
          <math:mrow>
            <math:mn>2</math:mn>
            <math:mi>a</math:mi>
          </math:mrow>
        </math:mfrac>
      </math:mrow>
      <math:mo math:stretchy="false">=</math:mo>
      <math:mrow>
        <math:mo math:stretchy="false">±</math:mo>
        <math:msqrt>
          <math:mrow>
            <math:mrow>
              <math:mo math:stretchy="false">(</math:mo>
              <math:mrow>
                <math:mrow>
                  <math:msup>
                    <math:mi>b</math:mi>
                    <math:mn>2</math:mn>
                  </math:msup>
                  <math:mo math:stretchy="false">−</math:mo>
                  <math:mn>4</math:mn>
                </math:mrow>
                <math:mi>a</math:mi>
                <math:mi>c</math:mi>
              </math:mrow>
              <math:mo math:stretchy="false">)</math:mo>
            </math:mrow>
            <math:mo math:stretchy="false">/</math:mo>
            <math:mrow>
              <math:mo math:stretchy="false">(</math:mo>
              <math:mrow>
                <math:mn>4</math:mn>
                <math:msup>
                  <math:mi>a</math:mi>
                  <math:mn>2</math:mn>
                </math:msup>
              </math:mrow>
              <math:mo math:stretchy="false">)</math:mo>
            </math:mrow>
          </math:mrow>
        </math:msqrt>
      </math:mrow>
    </math:mrow>
    <math:annotation math:encoding="StarMath 5.0">x + b over {2 a}  = +- sqrt { ( b sup 2 - 4 a c) / (4 {a sup 2} ) }</math:annotation>
  </math:semantics>
</math:math>
</file>

<file path=Object 7/content.xml><?xml version="1.0" encoding="utf-8"?>
<!DOCTYPE math  PUBLIC '-//OpenOffice.org//DTD Modified W3C MathML 1.01//EN'  'math.dtd'>
<math:math xmlns:math="http://www.w3.org/1998/Math/MathML">
  <math:semantics>
    <math:mrow>
      <math:mi>x</math:mi>
      <math:mrow>
        <math:mi/>
        <math:mo math:stretchy="false">=</math:mo>
        <math:mi/>
      </math:mrow>
      <math:mfrac>
        <math:mrow>
          <math:mrow>
            <math:mo math:stretchy="false">−</math:mo>
            <math:mi>b</math:mi>
          </math:mrow>
          <math:mo math:stretchy="false">±</math:mo>
          <math:msqrt>
            <math:mrow>
              <math:mrow>
                <math:msup>
                  <math:mi>b</math:mi>
                  <math:mn>2</math:mn>
                </math:msup>
                <math:mo math:stretchy="false">−</math:mo>
                <math:mn>4</math:mn>
              </math:mrow>
              <math:mi>a</math:mi>
              <math:mi>c</math:mi>
            </math:mrow>
          </math:msqrt>
        </math:mrow>
        <math:mrow>
          <math:mn>2</math:mn>
          <math:mi>a</math:mi>
        </math:mrow>
      </math:mfrac>
    </math:mrow>
    <math:annotation math:encoding="StarMath 5.0">x ~=~ { -b +- sqrt { { b sup 2 } - 4 a c } } over { 2 a }
</math:annotation>
  </math:semantics>
</math:math>
</file>